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Recommendation Systems – Simple Notes from <text:span text:style-name="Source_20_Text">recommendationGuide.pdf</text:span></text:h>
      <text:h text:style-name="Heading_20_3" text:outline-level="3">1. Big Picture (Plain English)</text:h>
      <text:list text:style-name="L1">
        <text:list-item>
          <text:p text:style-name="P1"><text:span text:style-name="Strong_20_Emphasis">What is the goal?</text:span><text:line-break/>Help each user quickly find stuff they will probably like (movies, products, articles, etc.).</text:p>
        </text:list-item>
        <text:list-item>
          <text:p text:style-name="P1"><text:span text:style-name="Strong_20_Emphasis">How is the data stored? (Utility matrix)</text:span> </text:p>
          <text:list>
            <text:list-item>
              <text:p text:style-name="P1">Imagine a big table: each <text:span text:style-name="Strong_20_Emphasis">row</text:span> is a user, each <text:span text:style-name="Strong_20_Emphasis">column</text:span> is an item. </text:p>
            </text:list-item>
            <text:list-item>
              <text:p text:style-name="P1">A cell has a value only if the user has rated / watched / bought that item. Most cells are empty. </text:p>
            </text:list-item>
            <text:list-item>
              <text:p text:style-name="P1"><text:span text:style-name="Strong_20_Emphasis">Job of the recommender</text:span>: Fill in some of the empty cells with good guesses and then show the user the items with the highest guessed scores.</text:p>
            </text:list-item>
          </text:list>
        </text:list-item>
      </text:list>
      <text:h text:style-name="Heading_20_3" text:outline-level="3">2. The Long Tail (Why recommend at all?)</text:h>
      <text:list text:style-name="L2">
        <text:list-item>
          <text:p text:style-name="P2"><text:span text:style-name="Strong_20_Emphasis">Physical shops</text:span> have limited space, so they only show popular items (bestsellers, blockbuster movies, etc.).</text:p>
        </text:list-item>
        <text:list-item>
          <text:p text:style-name="P2"><text:span text:style-name="Strong_20_Emphasis">Online platforms</text:span> like Amazon or Netflix can list <text:span text:style-name="Strong_20_Emphasis">millions</text:span> of items.</text:p>
        </text:list-item>
        <text:list-item>
          <text:p text:style-name="P2">A user will never scroll through everything, so we:</text:p>
          <text:list>
            <text:list-item>
              <text:p text:style-name="P2"><text:span text:style-name="Strong_20_Emphasis">Use recommendations</text:span> to bring <text:span text:style-name="Strong_20_Emphasis">hidden gems</text:span> (niche items) to the user.</text:p>
            </text:list-item>
            <text:list-item>
              <text:p text:style-name="P2">Not just show “top 10”, but “top 10 <text:span text:style-name="Emphasis">for you</text:span>”.</text:p>
            </text:list-item>
          </text:list>
        </text:list-item>
      </text:list>
      <text:h text:style-name="Heading_20_3" text:outline-level="3">3. Two Main Types of Recommenders</text:h>
      <text:list text:style-name="L3">
        <text:list-item>
          <text:p text:style-name="P3"><text:span text:style-name="Strong_20_Emphasis">Content-based recommendation (look at the item itself)</text:span></text:p>
          <text:list>
            <text:list-item>
              <text:p text:style-name="P3">Ask: “What is this item like?” and “What kind of items has this user liked before?”</text:p>
            </text:list-item>
            <text:list-item>
              <text:p text:style-name="P3"><text:span text:style-name="Strong_20_Emphasis">Examples of item features</text:span>:</text:p>
              <text:list>
                <text:list-item>
                  <text:p text:style-name="P3">Movies: which actors, which director, what year, which genre.</text:p>
                </text:list-item>
                <text:list-item>
                  <text:p text:style-name="P3">Products: brand, size, color, type.</text:p>
                </text:list-item>
                <text:list-item>
                  <text:p text:style-name="P3">Articles: important words that describe the topic.</text:p>
                </text:list-item>
                <text:list-item>
                  <text:p text:style-name="P3">Images: tags people gave them, like “beach”, “sunset”.</text:p>
                </text:list-item>
              </text:list>
            </text:list-item>
            <text:list-item>
              <text:p text:style-name="P3"><text:span text:style-name="Strong_20_Emphasis">User profile (simple idea)</text:span>:</text:p>
              <text:list>
                <text:list-item>
                  <text:p text:style-name="P3">Look at all the items a user liked.</text:p>
                </text:list-item>
                <text:list-item>
                  <text:p text:style-name="P3">Count which features show up often (e.g., always watches sci‑fi, likes a certain actor).</text:p>
                </text:list-item>
              </text:list>
            </text:list-item>
            <text:list-item>
              <text:p text:style-name="P3"><text:span text:style-name="Strong_20_Emphasis">How to recommend</text:span>:</text:p>
              <text:list>
                <text:list-item>
                  <text:p text:style-name="P3">Find new items whose features look similar to what the user already likes.</text:p>
                </text:list-item>
              </text:list>
            </text:list-item>
          </text:list>
        </text:list-item>
        <text:list-item>
          <text:p text:style-name="P3"><text:soft-page-break/><text:span text:style-name="Strong_20_Emphasis">Collaborative filtering (look at other people like you)</text:span></text:p>
          <text:list>
            <text:list-item>
              <text:p text:style-name="P3">Ask: “Which users behave like this user?” or “Which items get similar ratings?”</text:p>
            </text:list-item>
            <text:list-item>
              <text:p text:style-name="P3"><text:span text:style-name="Strong_20_Emphasis">User-based CF</text:span> (people similar to me):</text:p>
              <text:list>
                <text:list-item>
                  <text:p text:style-name="P3">Find users who rated movies in a similar way to me.</text:p>
                </text:list-item>
                <text:list-item>
                  <text:p text:style-name="P3">Recommend movies they loved that I haven’t seen.</text:p>
                </text:list-item>
              </text:list>
            </text:list-item>
            <text:list-item>
              <text:p text:style-name="P3"><text:span text:style-name="Strong_20_Emphasis">Item-based CF</text:span> (items similar to items I like):</text:p>
              <text:list>
                <text:list-item>
                  <text:p text:style-name="P3">Find movies that tend to get similar ratings from the same people.</text:p>
                </text:list-item>
                <text:list-item>
                  <text:p text:style-name="P3">Recommend movies that are “neighbors” of movies I liked.</text:p>
                </text:list-item>
              </text:list>
            </text:list-item>
            <text:list-item>
              <text:p text:style-name="P3">Often, <text:span text:style-name="Strong_20_Emphasis">item–item</text:span> similarity is more stable, because:</text:p>
              <text:list>
                <text:list-item>
                  <text:p text:style-name="P3">A movie usually belongs to a clear type (e.g., “action, 2010s”).</text:p>
                </text:list-item>
                <text:list-item>
                  <text:p text:style-name="P3">A person can have messy tastes (likes old comedies and new horror, etc.).</text:p>
                </text:list-item>
              </text:list>
            </text:list-item>
          </text:list>
        </text:list-item>
      </text:list>
      <text:h text:style-name="Heading_20_3" text:outline-level="3">4. Key Building Blocks (No heavy math)</text:h>
      <text:list text:style-name="L4">
        <text:list-item>
          <text:p text:style-name="P4"><text:span text:style-name="Strong_20_Emphasis">How to get features from text (articles, descriptions)</text:span>:</text:p>
          <text:list>
            <text:list-item>
              <text:p text:style-name="P4">Remove very common words like “the”, “and”, “is”.</text:p>
            </text:list-item>
            <text:list-item>
              <text:p text:style-name="P4">Look at which words show up a lot in this document but not in others (TF–IDF idea).</text:p>
            </text:list-item>
            <text:list-item>
              <text:p text:style-name="P4">Treat those “special words” as the document’s key topics.</text:p>
            </text:list-item>
          </text:list>
        </text:list-item>
        <text:list-item>
          <text:p text:style-name="P4"><text:span text:style-name="Strong_20_Emphasis">Thinking in vectors (lists of numbers)</text:span></text:p>
          <text:list>
            <text:list-item>
              <text:p text:style-name="P4">Turn items into <text:span text:style-name="Strong_20_Emphasis">lists of numbers</text:span>: 1 if a feature is present, 0 if not; or real numbers for things like year or average rating.</text:p>
            </text:list-item>
            <text:list-item>
              <text:p text:style-name="P4">Turn a user into a list that says <text:span text:style-name="Strong_20_Emphasis">how much they seem to like each feature</text:span>.</text:p>
            </text:list-item>
          </text:list>
        </text:list-item>
        <text:list-item>
          <text:p text:style-name="P4"><text:span text:style-name="Strong_20_Emphasis">User profiles from ratings (intuition)</text:span></text:p>
          <text:list>
            <text:list-item>
              <text:p text:style-name="P4">If a user often gives 5 stars to movies with a certain actor, their profile gets a <text:span text:style-name="Strong_20_Emphasis">high weight</text:span> for that actor.</text:p>
            </text:list-item>
            <text:list-item>
              <text:p text:style-name="P4">If they usually give low scores to horror movies, their profile gets a <text:span text:style-name="Strong_20_Emphasis">negative weight</text:span> for “horror”.</text:p>
            </text:list-item>
            <text:list-item>
              <text:p text:style-name="P4">To see if they will like a new movie, compare the movie’s feature list to the user’s profile list.</text:p>
            </text:list-item>
          </text:list>
        </text:list-item>
        <text:list-item>
          <text:p text:style-name="P4"><text:span text:style-name="Strong_20_Emphasis">Similarity (how “close” two things are)</text:span></text:p>
          <text:list>
            <text:list-item>
              <text:p text:style-name="P4">We need a way to say “these two users/items look alike”.</text:p>
            </text:list-item>
            <text:list-item>
              <text:p text:style-name="P4">Common tricks:</text:p>
              <text:list>
                <text:list-item>
                  <text:p text:style-name="P4">For yes/no data (bought vs not bought): Jaccard similarity.</text:p>
                </text:list-item>
                <text:list-item>
                  <text:p text:style-name="P4">For real numbers (ratings): cosine similarity (angle between vectors).</text:p>
                </text:list-item>
              </text:list>
            </text:list-item>
            <text:list-item>
              <text:p text:style-name="P4">Often we <text:span text:style-name="Strong_20_Emphasis">subtract each user’s average rating</text:span> first, so:</text:p>
              <text:list>
                <text:list-item>
                  <text:p text:style-name="P4"><text:soft-page-break/>“Above my usual rating” ≈ like.</text:p>
                </text:list-item>
                <text:list-item>
                  <text:p text:style-name="P4">“Below my usual rating” ≈ dislike.</text:p>
                </text:list-item>
              </text:list>
            </text:list-item>
          </text:list>
        </text:list-item>
        <text:list-item>
          <text:p text:style-name="P4"><text:span text:style-name="Strong_20_Emphasis">Clustering (grouping)</text:span></text:p>
          <text:list>
            <text:list-item>
              <text:p text:style-name="P4">The table is very empty; most users have rated only a few items.</text:p>
            </text:list-item>
            <text:list-item>
              <text:p text:style-name="P4">Idea: <text:span text:style-name="Strong_20_Emphasis">group items</text:span> into clusters, like “Harry Potter movies”, “Star Wars movies”.</text:p>
            </text:list-item>
            <text:list-item>
              <text:p text:style-name="P4">Also group <text:span text:style-name="Strong_20_Emphasis">users</text:span> into taste groups.</text:p>
            </text:list-item>
            <text:list-item>
              <text:p text:style-name="P4">Then use averages per group to get more stable numbers and better guesses.</text:p>
            </text:list-item>
          </text:list>
        </text:list-item>
      </text:list>
      <text:h text:style-name="Heading_20_3" text:outline-level="3">5. Matrix Factorization / UV-Decomposition (Simple view)</text:h>
      <text:list text:style-name="L5">
        <text:list-item>
          <text:p text:style-name="P5"><text:span text:style-name="Strong_20_Emphasis">Basic idea</text:span>:</text:p>
          <text:list>
            <text:list-item>
              <text:p text:style-name="P5">Instead of looking at thousands of raw ratings, assume there are a few hidden “taste axes”:</text:p>
              <text:list>
                <text:list-item>
                  <text:p text:style-name="P5">e.g., “loves action”, “likes old movies”, “likes romance”, etc.</text:p>
                </text:list-item>
              </text:list>
            </text:list-item>
            <text:list-item>
              <text:p text:style-name="P5">Each user can be described by <text:span text:style-name="Strong_20_Emphasis">how much they care</text:span> about each axis.</text:p>
            </text:list-item>
            <text:list-item>
              <text:p text:style-name="P5">Each movie can be described by <text:span text:style-name="Strong_20_Emphasis">how strongly it has</text:span> each axis.</text:p>
            </text:list-item>
          </text:list>
        </text:list-item>
        <text:list-item>
          <text:p text:style-name="P5"><text:span text:style-name="Strong_20_Emphasis">What UV means</text:span>:</text:p>
          <text:list>
            <text:list-item>
              <text:p text:style-name="P5">U = one row per user, with their “taste numbers”.</text:p>
            </text:list-item>
            <text:list-item>
              <text:p text:style-name="P5">V = one column per item, with its “style numbers”.</text:p>
            </text:list-item>
            <text:list-item>
              <text:p text:style-name="P5">Multiply U and V to get a <text:span text:style-name="Strong_20_Emphasis">predicted rating</text:span> for every user–item pair.</text:p>
            </text:list-item>
          </text:list>
        </text:list-item>
        <text:list-item>
          <text:p text:style-name="P5"><text:span text:style-name="Strong_20_Emphasis">How to fit the model (roughly)</text:span>:</text:p>
          <text:list>
            <text:list-item>
              <text:p text:style-name="P5">Compare predictions to the real known ratings.</text:p>
            </text:list-item>
            <text:list-item>
              <text:p text:style-name="P5">Measure how far off we are (RMSE).</text:p>
            </text:list-item>
            <text:list-item>
              <text:p text:style-name="P5">Nudge the numbers in U and V to make the error smaller.</text:p>
            </text:list-item>
          </text:list>
        </text:list-item>
      </text:list>
      <text:h text:style-name="Heading_20_3" text:outline-level="3">6. Netflix Prize (Real-world story)</text:h>
      <text:list text:style-name="L6">
        <text:list-item>
          <text:p text:style-name="P6">Netflix gave out a big ratings dataset and offered <text:span text:style-name="Strong_20_Emphasis">$1M</text:span> for a method that predicts ratings <text:span text:style-name="Strong_20_Emphasis">10% better</text:span> than their system.</text:p>
        </text:list-item>
        <text:list-item>
          <text:p text:style-name="P6">A very simple method (user‑average + movie‑average) was already quite strong.</text:p>
        </text:list-item>
        <text:list-item>
          <text:p text:style-name="P6">More advanced methods using <text:span text:style-name="Strong_20_Emphasis">matrix factorization + tricks</text:span> did much better.</text:p>
        </text:list-item>
        <text:list-item>
          <text:p text:style-name="P6">The best results came from <text:span text:style-name="Strong_20_Emphasis">combining many models</text:span>, not just one.</text:p>
        </text:list-item>
      </text:list>
      <text:h text:style-name="Heading_20_3" text:outline-level="3">7. How to Use This for Your Project</text:h>
      <text:list text:style-name="L7">
        <text:list-item>
          <text:p text:style-name="P7"><text:span text:style-name="Strong_20_Emphasis">With your CSVs</text:span></text:p>
          <text:list>
            <text:list-item>
              <text:p text:style-name="P7">Build the utility matrix from <text:span text:style-name="Source_20_Text">users.csv</text:span>, <text:span text:style-name="Source_20_Text">movies.csv</text:span>, <text:span text:style-name="Source_20_Text">ratings.csv</text:span>.</text:p>
            </text:list-item>
            <text:list-item>
              <text:p text:style-name="P7">Start simple:</text:p>
              <text:list>
                <text:list-item>
                  <text:p text:style-name="P7"><text:soft-page-break/>Predict with global average, then user+movie averages.</text:p>
                </text:list-item>
              </text:list>
            </text:list-item>
            <text:list-item>
              <text:p text:style-name="P7">Then try:</text:p>
              <text:list>
                <text:list-item>
                  <text:p text:style-name="P7"><text:span text:style-name="Strong_20_Emphasis">Item-based collaborative filtering</text:span> (find similar movies by rating patterns).</text:p>
                </text:list-item>
                <text:list-item>
                  <text:p text:style-name="P7">Optionally add a simple <text:span text:style-name="Strong_20_Emphasis">content-based</text:span> layer using genres/year.</text:p>
                </text:list-item>
              </text:list>
            </text:list-item>
          </text:list>
        </text:list-item>
        <text:list-item>
          <text:p text:style-name="P7"><text:span text:style-name="Strong_20_Emphasis">In real life</text:span></text:p>
          <text:list>
            <text:list-item>
              <text:p text:style-name="P7">Recommendations are mainly about:</text:p>
              <text:list>
                <text:list-item>
                  <text:p text:style-name="P7">Dealing with <text:span text:style-name="Strong_20_Emphasis">too much choice</text:span> (long tail).</text:p>
                </text:list-item>
                <text:list-item>
                  <text:p text:style-name="P7">Using either <text:span text:style-name="Strong_20_Emphasis">what the item looks like</text:span> (content-based),</text:p>
                </text:list-item>
                <text:list-item>
                  <text:p text:style-name="P7">Or <text:span text:style-name="Strong_20_Emphasis">what similar people liked</text:span> (collaborative filtering),</text:p>
                </text:list-item>
                <text:list-item>
                  <text:p text:style-name="P7">Or a smart <text:span text:style-name="Strong_20_Emphasis">combination of both</text:span>.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6T18:02:00.556019870</meta:creation-date>
    <dc:date>2026-03-06T18:02:26.367374765</dc:date>
    <meta:editing-duration>PT26S</meta:editing-duration>
    <meta:editing-cycles>1</meta:editing-cycles>
    <meta:document-statistic meta:table-count="0" meta:image-count="0" meta:object-count="0" meta:page-count="4" meta:paragraph-count="95" meta:word-count="992" meta:character-count="5392" meta:non-whitespace-character-count="4581"/>
    <meta:generator>LibreOffice/24.2.7.2$Linux_X86_64 LibreOffice_project/420$Build-2</meta:generator>
  </office:meta>
</office:document-meta>
</file>